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ameplay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-Ziel: Lichtstrahl vom Anfangspunkt zum Endpunkt umleiten</text:p>
            <text:p text:style-name="P1">-Spieler kann sich frei im Raum bewegen</text:p>
            <text:p text:style-name="P1">-Spieler muss Objekte in Säulen einfügen um den Strahl umzulenken</text:p>
            <text:p text:style-name="P1">-Level wird durch Hindernisse (Wände, Türen, Farb-Barrieren, …) erschwert</text:p>
            <text:p text:style-name="P1">-Objekte: Spiegel, Farbkristalle, Splits, ..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nick Knechtel</meta:initial-creator>
    <meta:creation-date>2015-05-07T17:08:32.15</meta:creation-date>
    <meta:editing-duration>PT8M49S</meta:editing-duration>
    <meta:editing-cycles>2</meta:editing-cycles>
    <dc:date>2015-05-07T17:17:12.40</dc:date>
    <dc:creator>Jannick Knechtel</dc:creator>
    <meta:document-statistic meta:object-count="25"/>
    <meta:generator>OpenOffice/4.0.1$Win32 OpenOffice.org_project/401m5$Build-9714</meta:generator>
  </office:meta>
</office:document-meta>
</file>